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af7" officeooo:paragraph-rsid="00011af7"/>
    </style:style>
    <style:style style:name="P2" style:family="paragraph" style:parent-style-name="Standard">
      <style:text-properties officeooo:rsid="0001bc8a" officeooo:paragraph-rsid="0001bc8a"/>
    </style:style>
    <style:style style:name="P3" style:family="paragraph" style:parent-style-name="Standard">
      <style:text-properties officeooo:rsid="0001bc8a" officeooo:paragraph-rsid="00011af7"/>
    </style:style>
    <style:style style:name="P4" style:family="paragraph" style:parent-style-name="Standard">
      <style:text-properties officeooo:rsid="0001bc8a" officeooo:paragraph-rsid="00068917"/>
    </style:style>
    <style:style style:name="P5" style:family="paragraph" style:parent-style-name="Standard">
      <style:text-properties fo:color="#c9211e" loext:opacity="100%" officeooo:rsid="0001bc8a" officeooo:paragraph-rsid="0001bc8a"/>
    </style:style>
    <style:style style:name="P6" style:family="paragraph" style:parent-style-name="Standard">
      <style:text-properties fo:color="#c9211e" loext:opacity="100%" officeooo:rsid="0002244c" officeooo:paragraph-rsid="0002244c"/>
    </style:style>
    <style:style style:name="P7" style:family="paragraph" style:parent-style-name="Standard">
      <style:text-properties officeooo:rsid="00048f71" officeooo:paragraph-rsid="00048f71"/>
    </style:style>
    <style:style style:name="P8" style:family="paragraph" style:parent-style-name="Standard">
      <style:text-properties officeooo:rsid="00048f71" officeooo:paragraph-rsid="00011af7"/>
    </style:style>
    <style:style style:name="P9" style:family="paragraph" style:parent-style-name="Standard">
      <style:text-properties fo:color="#000000" loext:opacity="100%" officeooo:rsid="0001bc8a" officeooo:paragraph-rsid="0001bc8a"/>
    </style:style>
    <style:style style:name="P10" style:family="paragraph" style:parent-style-name="Standard">
      <style:text-properties fo:color="#000000" loext:opacity="100%" officeooo:rsid="0005deee" officeooo:paragraph-rsid="0005deee"/>
    </style:style>
    <style:style style:name="P11" style:family="paragraph" style:parent-style-name="Standard">
      <style:text-properties fo:color="#000000" loext:opacity="100%" officeooo:rsid="00048f71" officeooo:paragraph-rsid="00048f71"/>
    </style:style>
    <style:style style:name="P12" style:family="paragraph" style:parent-style-name="Standard">
      <style:text-properties fo:color="#000000" loext:opacity="100%" officeooo:rsid="00068917" officeooo:paragraph-rsid="00068917"/>
    </style:style>
    <style:style style:name="P13" style:family="paragraph" style:parent-style-name="Standard">
      <style:text-properties officeooo:rsid="0005deee" officeooo:paragraph-rsid="0005deee"/>
    </style:style>
    <style:style style:name="P14" style:family="paragraph" style:parent-style-name="Standard">
      <style:text-properties officeooo:rsid="00068917" officeooo:paragraph-rsid="00068917"/>
    </style:style>
    <style:style style:name="P15" style:family="paragraph" style:parent-style-name="Standard">
      <style:text-properties officeooo:rsid="00068917" officeooo:paragraph-rsid="00068917"/>
    </style:style>
    <style:style style:name="P16" style:family="paragraph" style:parent-style-name="Standard">
      <style:text-properties officeooo:rsid="000af389" officeooo:paragraph-rsid="000af389"/>
    </style:style>
    <style:style style:name="P17" style:family="paragraph" style:parent-style-name="Standard">
      <style:text-properties officeooo:rsid="00048f71" officeooo:paragraph-rsid="00048f71"/>
    </style:style>
    <style:style style:name="P18" style:family="paragraph" style:parent-style-name="Standard">
      <style:text-properties fo:color="#c9211e" loext:opacity="100%" officeooo:rsid="000e8965" officeooo:paragraph-rsid="000e8965"/>
    </style:style>
    <style:style style:name="T1" style:family="text">
      <style:text-properties officeooo:rsid="0002244c"/>
    </style:style>
    <style:style style:name="T2" style:family="text">
      <style:text-properties officeooo:rsid="00048f71"/>
    </style:style>
    <style:style style:name="T3" style:family="text">
      <style:text-properties officeooo:rsid="00068917"/>
    </style:style>
    <style:style style:name="T4" style:family="text">
      <style:text-properties officeooo:rsid="00097ef8"/>
    </style:style>
    <style:style style:name="T5" style:family="text">
      <style:text-properties officeooo:rsid="000a3357"/>
    </style:style>
    <style:style style:name="T6" style:family="text">
      <style:text-properties officeooo:rsid="000af389"/>
    </style:style>
    <style:style style:name="T7" style:family="text">
      <style:text-properties officeooo:rsid="000ce9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IS Y A PAS </text:p>
      <text:p text:style-name="P1">PLUSIEURS FENETRE J’AI</text:p>
      <text:p text:style-name="P1">MAISON TOIT PLAT</text:p>
      <text:p text:style-name="P7">SOL BOUGE EAU →<text:span text:style-name="T4">(radeau + voilier)</text:span></text:p>
      <text:p text:style-name="P7">MAISON OUVRIR PORTE PAS BESOIN → <text:span text:style-name="T4">(on garde tipi, hutte, yourte, troglodyte, radeau, voilier, igloo)</text:span></text:p>
      <text:p text:style-name="P7">MAISON MONTER EN HAUT VUE PLAT <text:s/>→ <text:span text:style-name="T4">(on garde cabane, chalet, gratte-ciel, château, troglodyte…)</text:span></text:p>
      <text:p text:style-name="P7"/>
      <text:p text:style-name="P18">ROMANE ! IL FAUT SOIT ENLEVER SOIT RAJOUTER UN HABITAT (il y en a 17…) JE TE LAISSE CHOISIR</text:p>
      <text:p text:style-name="P1"/>
      <text:p text:style-name="P7">voilier → voile et sol eau</text:p>
      <text:p text:style-name="P7">radeau → bois et sol eau</text:p>
      <text:p text:style-name="P7">TERRE MAISON SUPERPOSITION → <text:span text:style-name="T4">troglodyte</text:span></text:p>
      <text:p text:style-name="P1">TRÈS GRAND → <text:span text:style-name="T2">gratte ciel</text:span></text:p>
      <text:p text:style-name="P1">MAISON <text:span text:style-name="T7">TOIT HERBE → hobbit</text:span></text:p>
      <text:p text:style-name="P7">DEUX TOURS FACE RONDE → <text:span text:style-name="T6">château </text:span></text:p>
      <text:p text:style-name="P1">MAISON BLANCHE TRIANGLE → <text:span text:style-name="T6">trulli</text:span></text:p>
      <text:p text:style-name="P7">DECRIRE TOIT GRANGE → <text:span text:style-name="T6">grange</text:span></text:p>
      <text:p text:style-name="P7">ROND TRIANGLE DEUX OUVRIR → <text:span text:style-name="T6">tipi</text:span></text:p>
      <text:p text:style-name="P1">ROND TOIT PAILLE → <text:span text:style-name="T6">hutte</text:span></text:p>
      <text:p text:style-name="P7">VOITURE AVEC REMORQUE → phrase → rajouter une image</text:p>
      <text:p text:style-name="P7">CARAVANE AVEC ABRI→ phrase → garder l’image </text:p>
      <text:p text:style-name="P1">ARBRE MAISON BOIS → <text:span text:style-name="T6">cabane</text:span></text:p>
      <text:p text:style-name="P7">GROSSE MAISON ET PETITE MAISON → changer image (pavillon)</text:p>
      <text:p text:style-name="P8">ROND ET BLANC (<text:span text:style-name="T6">yourte</text:span>)</text:p>
      <text:p text:style-name="P7">MAISON BOIS MARCHER SUR SOL MOU <text:span text:style-name="T6">(CHALET)</text:span></text:p>
      <text:p text:style-name="P16">ROND ET BLANC (igloo, rond différent)</text:p>
      <text:p text:style-name="P1"/>
      <text:p text:style-name="P1"/>
      <text:p text:style-name="P6">Attention stimulis (ne test pas que la connaissance)</text:p>
      <text:p text:style-name="P3"/>
      <text:p text:style-name="P2">ANIMAL QUEUE Y A PAS</text:p>
      <text:p text:style-name="P2">TACHES Y A PAS</text:p>
      <text:p text:style-name="P2">GROS GROSSES PATTES NON <text:span text:style-name="T5">(pour éliminer elephant, hippo et rhino)</text:span></text:p>
      <text:p text:style-name="P2">PATTES GRIFFES PAS BESOIN</text:p>
      <text:p text:style-name="P13">PATTES GROS FELIN PAS BESOIN (pour garder oiseaux, poissons et serpent)</text:p>
      <text:p text:style-name="P13">ANIMAL A DES NAGEOIRES</text:p>
      <text:p text:style-name="P13">ANIMAL FLEUVE (au niveau des yeux, <text:span text:style-name="T5">pour éliminer crocodile et hippo</text:span>)</text:p>
      <text:p text:style-name="P5"/>
      <text:p text:style-name="P5"/>
      <text:p text:style-name="P12">ANIMAL TERRE GRATTER (taupe)</text:p>
      <text:p text:style-name="P12">ANIMAL PATTES QUEUE QUI TAPE AU SOL COU FIN PLUMES TÊTE (paon)</text:p>
      <text:p text:style-name="P12">ANIMAL PI VERT ARBRE <text:span text:style-name="T4">(pi-vert)</text:span></text:p>
      <text:p text:style-name="P2">CRINIÈRE PI J’AI <text:span text:style-name="T4">(lion)</text:span></text:p>
      <text:p text:style-name="P2">GRANDES DENTS MORDRE PEUT <text:span text:style-name="T4">(serpent)</text:span></text:p>
      <text:p text:style-name="P2">GROSSES PATTES CORNE J’AI <text:span text:style-name="T4">(rhinocéros)</text:span></text:p>
      <text:p text:style-name="P2"><text:span text:style-name="T1">ANIMAL TETE A </text:span>DÉFENSES <text:span text:style-name="T4">(éléphant)</text:span></text:p>
      <text:p text:style-name="P10"><text:span text:style-name="T1">O</text:span>ISEAU PALMES PALMER <text:span text:style-name="T4">(mouette)</text:span></text:p>
      <text:p text:style-name="P10">MORDRE CROCODILE <text:span text:style-name="T4">(crocodile)</text:span></text:p>
      <text:p text:style-name="P10">ANIMAL BEC LONG <text:span text:style-name="T4">(toucan)</text:span></text:p>
      <text:p text:style-name="P2"><text:soft-page-break/>ANIMAL PREMIER RAPIDE PEUT <text:span text:style-name="T4">(guépard)</text:span></text:p>
      <text:p text:style-name="P4">ANIMAL GROS <text:span text:style-name="T3">TRAIR</text:span>E <text:span text:style-name="T3">(vache)</text:span></text:p>
      <text:p text:style-name="P14">ANIMAL PETIT TRAIRE (chèvre)</text:p>
      <text:p text:style-name="P2">ANIMAL COU LONG J’AI <text:span text:style-name="T4">(giraffe)</text:span></text:p>
      <text:p text:style-name="P10">ANIMAL BEC COURT <text:span text:style-name="T4">(perroquet)</text:span></text:p>
      <text:p text:style-name="P9">ANIMAL <text:span text:style-name="T2">NAGE ET SAUTE (dauphin)</text:span></text:p>
      <text:p text:style-name="P11">ANIMAL NAGE (requin) </text:p>
      <text:p text:style-name="P14">ANIMAL TENTACULES <text:span text:style-name="T4">(pieuvre)</text:span></text:p>
      <text:p text:style-name="P13">ANIMAL SAUTE (gazelle)</text:p>
      <text:p text:style-name="P13">DENTS CARREES (hippopotames)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4:47:06.663526764</meta:creation-date>
    <dc:date>2024-06-27T18:12:36.729446287</dc:date>
    <meta:editing-duration>PT3H53M1S</meta:editing-duration>
    <meta:editing-cycles>11</meta:editing-cycles>
    <meta:generator>LibreOffice/7.5.9.2$Linux_X86_64 LibreOffice_project/50$Build-2</meta:generator>
    <meta:document-statistic meta:table-count="0" meta:image-count="0" meta:object-count="0" meta:page-count="2" meta:paragraph-count="52" meta:word-count="312" meta:character-count="1875" meta:non-whitespace-character-count="1610"/>
  </office:meta>
</office:document-meta>
</file>